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a: no sabemos cómo empezar. </text:p>
      <text:p text:style-name="Standard"><text:tab/> <text:s text:c="4"/>No tenemos android</text:p>
      <text:p text:style-name="Standard"><text:tab/> <text:s text:c="5"/>ni idea de como utilizar el eclipse y/o android</text:p>
      <text:p text:style-name="Standard"/>
      <text:p text:style-name="Standard"/>
      <text:p text:style-name="Standard">asdfas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mno </meta:initial-creator>
    <meta:creation-date>2011-12-03T11:46:02</meta:creation-date>
    <dc:date>2011-12-03T12:35:34</dc:date>
    <dc:creator>alumno </dc:creator>
    <meta:editing-duration>PT00H20M0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18" meta:character-count="125"/>
  </office:meta>
</office:document-meta>
</file>